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font-size="36pt" style:font-size-asian="36pt" style:font-size-complex="36pt"/>
    </style:style>
    <style:style style:name="P23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24" style:parent-style-name="Standard" style:family="paragraph">
      <style:paragraph-properties fo:text-align="center"/>
    </style:style>
    <style:style style:name="TableColumn26" style:family="table-column">
      <style:table-column-properties style:column-width="2.5in" style:use-optimal-column-width="false"/>
    </style:style>
    <style:style style:name="TableColumn27" style:family="table-column">
      <style:table-column-properties style:column-width="4.7597in" style:use-optimal-column-width="false"/>
    </style:style>
    <style:style style:name="Table25" style:family="table">
      <style:table-properties style:width="7.2597in" fo:margin-left="0in" table:align="left"/>
    </style:style>
    <style:style style:name="TableRow28" style:family="table-row">
      <style:table-row-properties style:row-height="0.5534in" style:use-optimal-row-height="false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P3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margin-left="0.4368in">
        <style:tab-stops/>
      </style:paragraph-properties>
    </style:style>
    <style:style style:name="P34" style:parent-style-name="TableContents" style:family="paragraph">
      <style:paragraph-properties fo:margin-left="0.4368in">
        <style:tab-stops/>
      </style:paragraph-properties>
    </style:style>
    <style:style style:name="TableRow35" style:family="table-row">
      <style:table-row-properties style:row-height="0.5986in"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/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name="P112" style:parent-style-name="Standard" style:family="paragraph">
      <style:paragraph-properties fo:text-align="justify"/>
    </style:style>
    <style:style style:name="T113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14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15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16" style:parent-style-name="Standard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T118" style:parent-style-name="Fuentedepárrafopredeter." style:family="text">
      <style:text-properties style:font-name="Arial" fo:color="#000000" fo:font-size="14pt" style:font-size-asian="14pt" style:font-size-complex="14pt"/>
    </style:style>
    <style:style style:name="T119" style:parent-style-name="Fuentedepárrafopredeter." style:family="text">
      <style:text-properties style:font-name="Arial" fo:color="#000000" fo:font-size="14pt" style:font-size-asian="14pt" style:font-size-complex="14pt"/>
    </style:style>
    <style:style style:name="P120" style:parent-style-name="Textbody" style:family="paragraph">
      <style:paragraph-properties fo:text-align="justify"/>
    </style:style>
    <style:style style:name="T121" style:parent-style-name="Fuentedepárrafopredeter." style:family="text">
      <style:text-properties style:font-name="Arial" fo:color="#000000" fo:font-size="14pt" style:font-size-asian="14pt" style:font-size-complex="14pt"/>
    </style:style>
    <style:style style:name="T122" style:parent-style-name="Fuentedepárrafopredeter." style:family="text">
      <style:text-properties style:font-name="Arial" fo:color="#000000" fo:font-size="14pt" style:font-size-asian="14pt" style:font-size-complex="14pt"/>
    </style:style>
    <style:style style:name="T123" style:parent-style-name="Fuentedepárrafopredeter." style:family="text">
      <style:text-properties style:font-name="Arial" fo:color="#000000" fo:font-size="14pt" style:font-size-asian="14pt" style:font-size-complex="14pt"/>
    </style:style>
    <style:style style:name="P124" style:parent-style-name="Textbody" style:family="paragraph">
      <style:paragraph-properties fo:text-align="justify"/>
    </style:style>
    <style:style style:name="T125" style:parent-style-name="Fuentedepárrafopredeter." style:family="text">
      <style:text-properties style:font-name="Arial" fo:color="#000000" fo:font-size="14pt" style:font-size-asian="14pt" style:font-size-complex="14pt"/>
    </style:style>
    <style:style style:name="T126" style:parent-style-name="Fuentedepárrafopredeter." style:family="text">
      <style:text-properties style:font-name="Arial" fo:color="#000000" fo:font-size="14pt" style:font-size-asian="14pt" style:font-size-complex="14pt"/>
    </style:style>
    <style:style style:name="T127" style:parent-style-name="Fuentedepárrafopredeter." style:family="text">
      <style:text-properties style:font-name="Arial" fo:color="#000000" fo:font-size="14pt" style:font-size-asian="14pt" style:font-size-complex="14pt"/>
    </style:style>
    <style:style style:name="P128" style:parent-style-name="Textbody" style:family="paragraph">
      <style:paragraph-properties fo:text-align="justify"/>
    </style:style>
    <style:style style:name="T129" style:parent-style-name="Fuentedepárrafopredeter." style:family="text">
      <style:text-properties style:font-name="Arial" fo:color="#000000" fo:font-size="14pt" style:font-size-asian="14pt" style:font-size-complex="14pt"/>
    </style:style>
    <style:style style:name="T130" style:parent-style-name="Fuentedepárrafopredeter." style:family="text">
      <style:text-properties style:font-name="Arial" fo:color="#000000" fo:font-size="14pt" style:font-size-asian="14pt" style:font-size-complex="14pt"/>
    </style:style>
    <style:style style:name="P131" style:parent-style-name="Textbody" style:family="paragraph">
      <style:paragraph-properties fo:text-align="justify"/>
    </style:style>
    <style:style style:name="T132" style:parent-style-name="Fuentedepárrafopredeter." style:family="text">
      <style:text-properties style:font-name="Arial" fo:color="#000000" fo:font-size="14pt" style:font-size-asian="14pt" style:font-size-complex="14pt"/>
    </style:style>
    <style:style style:name="T133" style:parent-style-name="Fuentedepárrafopredeter." style:family="text">
      <style:text-properties style:font-name="Arial" fo:color="#000000" fo:font-size="14pt" style:font-size-asian="14pt" style:font-size-complex="14pt"/>
    </style:style>
    <style:style style:name="P134" style:parent-style-name="Textbody" style:family="paragraph">
      <style:paragraph-properties fo:text-align="justify"/>
    </style:style>
    <style:style style:name="T135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36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37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38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39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40" style:parent-style-name="Textbody" style:family="paragraph">
      <style:paragraph-properties fo:text-align="justify"/>
    </style:style>
    <style:style style:name="T141" style:parent-style-name="Fuentedepárrafopredeter." style:family="text">
      <style:text-properties style:font-name="Arial" fo:color="#000000" fo:font-size="14pt" style:font-size-asian="14pt" style:font-size-complex="14pt"/>
    </style:style>
    <style:style style:name="T142" style:parent-style-name="Fuentedepárrafopredeter." style:family="text">
      <style:text-properties style:font-name="Arial" fo:color="#000000" fo:font-size="14pt" style:font-size-asian="14pt" style:font-size-complex="14pt"/>
    </style:style>
    <style:style style:name="T143" style:parent-style-name="Fuentedepárrafopredeter." style:family="text">
      <style:text-properties style:font-name="Arial" fo:color="#000000" fo:font-size="14pt" style:font-size-asian="14pt" style:font-size-complex="14pt"/>
    </style:style>
    <style:style style:name="T144" style:parent-style-name="Fuentedepárrafopredeter." style:family="text">
      <style:text-properties style:font-name="Arial" fo:color="#000000" fo:font-size="14pt" style:font-size-asian="14pt" style:font-size-complex="14pt"/>
    </style:style>
    <style:style style:name="T145" style:parent-style-name="Fuentedepárrafopredeter." style:family="text">
      <style:text-properties style:font-name="Arial" fo:color="#000000" fo:font-size="14pt" style:font-size-asian="14pt" style:font-size-complex="14pt"/>
    </style:style>
    <style:style style:name="T146" style:parent-style-name="Fuentedepárrafopredeter." style:family="text">
      <style:text-properties style:font-name="Arial" fo:color="#000000" fo:font-size="14pt" style:font-size-asian="14pt" style:font-size-complex="14pt"/>
    </style:style>
    <style:style style:name="P147" style:parent-style-name="Textbody" style:family="paragraph">
      <style:paragraph-properties fo:text-align="justify"/>
    </style:style>
    <style:style style:name="T148" style:parent-style-name="Fuentedepárrafopredeter." style:family="text">
      <style:text-properties style:font-name="Arial" fo:color="#000000" fo:font-size="14pt" style:font-size-asian="14pt" style:font-size-complex="14pt"/>
    </style:style>
    <style:style style:name="T149" style:parent-style-name="Fuentedepárrafopredeter." style:family="text">
      <style:text-properties style:font-name="Arial" fo:color="#000000" fo:font-size="14pt" style:font-size-asian="14pt" style:font-size-complex="14pt"/>
    </style:style>
    <style:style style:name="P150" style:parent-style-name="Textbody" style:family="paragraph">
      <style:paragraph-properties fo:text-align="justify"/>
    </style:style>
    <style:style style:name="T151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2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3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4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5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6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7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8" style:parent-style-name="Fuentedepárrafopredeter." style:family="text">
      <style:text-properties style:font-name="Arial" fo:color="#000000" fo:font-size="14pt" style:font-size-asian="14pt" style:font-size-complex="14pt"/>
    </style:style>
    <style:style style:name="T159" style:parent-style-name="Fuentedepárrafopredeter." style:family="text">
      <style:text-properties style:font-name="Arial" fo:color="#000000" fo:font-size="14pt" style:font-size-asian="14pt" style:font-size-complex="14pt"/>
    </style:style>
    <style:style style:name="T160" style:parent-style-name="Fuentedepárrafopredeter." style:family="text">
      <style:text-properties style:font-name="Arial" fo:color="#000000" fo:font-size="14pt" style:font-size-asian="14pt" style:font-size-complex="14pt"/>
    </style:style>
    <style:style style:name="T161" style:parent-style-name="Fuentedepárrafopredeter." style:family="text">
      <style:text-properties style:font-name="Arial" fo:color="#000000" fo:font-size="14pt" style:font-size-asian="14pt" style:font-size-complex="14pt"/>
    </style:style>
    <style:style style:name="T162" style:parent-style-name="Fuentedepárrafopredeter." style:family="text">
      <style:text-properties style:font-name="Arial" fo:color="#000000" fo:font-size="14pt" style:font-size-asian="14pt" style:font-size-complex="14pt"/>
    </style:style>
    <style:style style:name="T163" style:parent-style-name="Fuentedepárrafopredeter." style:family="text">
      <style:text-properties style:font-name="Arial" fo:color="#000000" fo:font-size="14pt" style:font-size-asian="14pt" style:font-size-complex="14pt"/>
    </style:style>
    <style:style style:name="T164" style:parent-style-name="Fuentedepárrafopredeter." style:family="text">
      <style:text-properties style:font-name="Arial" fo:color="#000000" fo:font-size="14pt" style:font-size-asian="14pt" style:font-size-complex="14pt"/>
    </style:style>
    <style:style style:name="P165" style:parent-style-name="Textbody" style:family="paragraph">
      <style:paragraph-properties fo:text-align="justify"/>
      <style:text-properties style:font-name="Arial" fo:font-size="14pt" style:font-size-asian="14pt" style:font-size-complex="14pt"/>
    </style:style>
    <style:style style:name="P166" style:parent-style-name="Textbody" style:family="paragraph">
      <style:paragraph-properties fo:text-align="justify"/>
      <style:text-properties style:font-name="Arial" fo:font-size="14pt" style:font-size-asian="14pt" style:font-size-complex="14pt"/>
    </style:style>
    <style:style style:name="P167" style:parent-style-name="Textbody" style:family="paragraph">
      <style:paragraph-properties fo:text-align="justify"/>
      <style:text-properties style:font-name="Arial" fo:font-size="14pt" style:font-size-asian="14pt" style:font-size-complex="14pt"/>
    </style:style>
    <style:style style:name="P168" style:parent-style-name="Textbody" style:family="paragraph">
      <style:paragraph-properties fo:text-align="justify"/>
      <style:text-properties style:font-name="Arial" fo:font-size="14pt" style:font-size-asian="14pt" style:font-size-complex="14pt"/>
    </style:style>
    <style:style style:name="P169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70" style:parent-style-name="Textbody" style:family="paragraph">
      <style:paragraph-properties fo:text-align="justify"/>
    </style:style>
    <style:style style:name="T171" style:parent-style-name="Fuentedepárrafopredeter." style:family="text">
      <style:text-properties style:font-name="Arial" fo:color="#000000" fo:font-size="14pt" style:font-size-asian="14pt" style:font-size-complex="14pt"/>
    </style:style>
    <style:style style:name="T172" style:parent-style-name="Fuentedepárrafopredeter." style:family="text">
      <style:text-properties style:font-name="Arial" fo:color="#000000" fo:font-size="14pt" style:font-size-asian="14pt" style:font-size-complex="14pt"/>
    </style:style>
    <style:style style:name="T173" style:parent-style-name="Fuentedepárrafopredeter." style:family="text">
      <style:text-properties style:font-name="Arial" fo:color="#000000" fo:font-size="14pt" style:font-size-asian="14pt" style:font-size-complex="14pt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style:font-name="Arial" fo:font-weight="bold" style:font-weight-asian="bold" style:font-weight-complex="bold" fo:color="#000000" style:letter-kerning="false" fo:font-size="14pt" style:font-size-asian="14pt" style:font-size-complex="14pt"/>
    </style:style>
    <style:style style:name="T176" style:parent-style-name="Fuentedepárrafopredeter." style:family="text">
      <style:text-properties style:font-name="Arial" fo:font-weight="bold" style:font-weight-asian="bold" style:font-weight-complex="bold" fo:color="#000000" style:letter-kerning="false" fo:font-size="14pt" style:font-size-asian="14pt" style:font-size-complex="14pt"/>
    </style:style>
    <style:style style:name="P177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178" style:parent-style-name="Standard" style:family="paragraph">
      <style:paragraph-properties fo:text-align="justify"/>
    </style:style>
    <style:style style:name="T179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180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181" style:parent-style-name="Standard" style:family="paragraph">
      <style:paragraph-properties fo:text-align="justify"/>
    </style:style>
    <style:style style:name="T182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183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184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185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186" style:parent-style-name="Standard" style:family="paragraph">
      <style:paragraph-properties fo:text-align="justify"/>
    </style:style>
    <style:style style:name="T187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188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189" style:parent-style-name="Standard" style:family="paragraph">
      <style:paragraph-properties fo:text-align="justify"/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90" style:parent-style-name="Standard" style:family="paragraph">
      <style:paragraph-properties fo:text-align="justify"/>
    </style:style>
    <style:style style:name="T191" style:parent-style-name="Fuentedepárrafopredeter." style:family="text">
      <style:text-properties style:font-name="Arial" fo:font-weight="bold" style:font-weight-asian="bold" style:font-weight-complex="bold" fo:color="#000000" style:letter-kerning="false" fo:font-size="14pt" style:font-size-asian="14pt" style:font-size-complex="14pt"/>
    </style:style>
    <style:style style:name="T192" style:parent-style-name="Fuentedepárrafopredeter." style:family="text">
      <style:text-properties style:font-name="Arial" fo:font-weight="bold" style:font-weight-asian="bold" style:font-weight-complex="bold" fo:color="#000000" style:letter-kerning="false" fo:font-size="14pt" style:font-size-asian="14pt" style:font-size-complex="14pt"/>
    </style:style>
    <style:style style:name="T193" style:parent-style-name="Fuentedepárrafopredeter." style:family="text">
      <style:text-properties style:font-name="Arial" fo:font-weight="bold" style:font-weight-asian="bold" style:font-weight-complex="bold" fo:color="#000000" style:letter-kerning="false" fo:font-size="14pt" style:font-size-asian="14pt" style:font-size-complex="14pt"/>
    </style:style>
    <style:style style:name="P194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195" style:parent-style-name="Standard" style:family="paragraph">
      <style:paragraph-properties fo:text-align="justify"/>
    </style:style>
    <style:style style:name="T196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197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198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199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200" style:parent-style-name="Standard" style:family="paragraph">
      <style:paragraph-properties fo:text-align="justify"/>
    </style:style>
    <style:style style:name="T201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02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03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04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05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206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207" style:parent-style-name="Standard" style:family="paragraph">
      <style:paragraph-properties fo:text-align="justify"/>
    </style:style>
    <style:style style:name="T208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09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10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11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12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213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214" style:parent-style-name="Standard" style:family="paragraph">
      <style:paragraph-properties fo:text-align="justify"/>
    </style:style>
    <style:style style:name="T215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16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217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218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219" style:parent-style-name="Standard" style:family="paragraph">
      <style:paragraph-properties fo:text-align="justify"/>
    </style:style>
    <style:style style:name="T220" style:parent-style-name="Fuentedepárrafopredeter." style:family="text">
      <style:text-properties style:font-name="Arial" fo:font-weight="bold" style:font-weight-asian="bold" style:font-weight-complex="bold" fo:color="#000000" style:letter-kerning="false" fo:font-size="14pt" style:font-size-asian="14pt" style:font-size-complex="14pt"/>
    </style:style>
    <style:style style:name="T221" style:parent-style-name="Fuentedepárrafopredeter." style:family="text">
      <style:text-properties style:font-name="Arial" fo:font-weight="bold" style:font-weight-asian="bold" style:font-weight-complex="bold" fo:color="#000000" style:letter-kerning="false" fo:font-size="14pt" style:font-size-asian="14pt" style:font-size-complex="14pt"/>
    </style:style>
    <style:style style:name="P222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223" style:parent-style-name="Standard" style:family="paragraph">
      <style:paragraph-properties fo:text-align="justify"/>
    </style:style>
    <style:style style:name="T224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25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226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227" style:parent-style-name="Standard" style:family="paragraph">
      <style:paragraph-properties fo:text-align="justify"/>
    </style:style>
    <style:style style:name="T228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29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30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31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32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T233" style:parent-style-name="Fuentedepárrafopredeter." style:family="text">
      <style:text-properties style:font-name="Arial" fo:color="#000000" style:letter-kerning="false" fo:font-size="14pt" style:font-size-asian="14pt" style:font-size-complex="14pt"/>
    </style:style>
    <style:style style:name="P234" style:parent-style-name="Standard" style:family="paragraph">
      <style:text-properties style:font-name="Arial" fo:color="#000000" fo:font-size="14pt" style:font-size-asian="14pt" style:font-size-complex="14pt"/>
    </style:style>
    <style:style style:name="P235" style:parent-style-name="Standard" style:family="paragraph">
      <style:text-properties style:font-name="Arial" fo:color="#000000" fo:font-size="14pt" style:font-size-asian="14pt" style:font-size-complex="14pt"/>
    </style:style>
    <style:style style:name="P236" style:parent-style-name="Standard" style:family="paragraph">
      <style:text-properties style:font-name="Arial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p>
            <text:p text:style-name="P8"/>
          </table:table-cell>
          <table:table-cell table:style-name="TableCell9" table:number-columns-spanned="2">
            <text:p text:style-name="P10"/>
            <text:p text:style-name="P11">Carátula para entrega de prácticas</text:p>
            <text:p text:style-name="P12"/>
          </table:table-cell>
          <table:covered-table-cell/>
        </table:table-row>
        <table:table-row table:style-name="TableRow13">
          <table:table-cell table:style-name="TableCell14" table:number-columns-spanned="2">
            <text:p text:style-name="P15"/>
            <text:p text:style-name="P16">Facultad de Ingeniería</text:p>
            <text:p text:style-name="P17"/>
          </table:table-cell>
          <table:covered-table-cell/>
          <table:table-cell table:style-name="TableCell18">
            <text:p text:style-name="P19"/>
            <text:p text:style-name="P20">Laboratorio de docencia</text:p>
          </table:table-cell>
        </table:table-row>
      </table:table>
      <text:p text:style-name="Standard"/>
      <text:p text:style-name="Standard"/>
      <text:p text:style-name="P21"><text:span text:style-name="T22">Laboratorios de computación</text:span></text:p>
      <text:p text:style-name="P23">salas A y B</text:p>
      <text:p text:style-name="P24"><draw:connector draw:type="line" svg:x1="-0.12402in" svg:y1="0.23661in" svg:x2="7.2739in" svg:y2="0.23661in" draw:z-index="251660288" draw:id="id0" draw:style-name="a1" draw:name="Conector recto 114" text:anchor-type="paragraph"><svg:title/><svg:desc/></draw:connector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/>
            <text:p text:style-name="P31">Profesor:</text:p>
          </table:table-cell>
          <table:table-cell table:style-name="TableCell32">
            <text:p text:style-name="P33"/>
            <text:p text:style-name="P34">Ing.<text:s/>Manuel Castañeda<text:s/>Castañeda</text:p>
          </table:table-cell>
        </table:table-row>
        <table:table-row table:style-name="TableRow35">
          <table:table-cell table:style-name="TableCell36">
            <text:p text:style-name="P37"/>
            <text:p text:style-name="P38">Asignatura:</text:p>
          </table:table-cell>
          <table:table-cell table:style-name="TableCell39">
            <text:p text:style-name="P40"/>
            <text:p text:style-name="P41">Fundamentos<text:s/>de programación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/>
            <text:p text:style-name="P48">16</text:p>
            <text:p text:style-name="P49"/>
            <text:p text:style-name="P50"/>
            <text:p text:style-name="P51"/>
            <text:p text:style-name="P52"/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Garcia Acosta Osvaldo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30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20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21/08/2019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Standard"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CALIFICACIÓN: __________</text:span></text:p>
      <text:p text:style-name="Standard"/>
      <text:p text:style-name="P112"><text:span text:style-name="T113">1.- ¿Que necesito para montar un jardín<text:s/></text:span><text:span text:style-name="T114">hidropónico</text:span><text:span text:style-name="T115">?</text:span></text:p>
      <text:p text:style-name="P116"/>
      <text:p text:style-name="P117"><text:span text:style-name="T118">Necesitamos agua y disoluciones minerales, ya que la planta crecerá a base de luz y de los minerales a través de las raíces. Por lo tanto, el suelo no es imprescindible para su</text:span><text:span text:style-name="T119"><text:s/>crecimiento.</text:span></text:p>
      <text:p text:style-name="P120"><text:span text:style-name="T121">El primer paso es preparar los contenedores antes de colocarlos en el espacio destinado para el cultivo, por<text:s/></text:span><text:span text:style-name="T122">ejemplo,</text:span><text:span text:style-name="T123"><text:s/>en caso de utilizar botellas se debe realizar un corte en el centro en forma de ventana para introducir el sustrato.</text:span></text:p>
      <text:p text:style-name="P124"><text:span text:style-name="T125">El segun</text:span><text:span text:style-name="T126">do paso es rellenar los recipientes con sustrato previamente humedecido con agua y realizar sobre la superficie de éste algunos orificios para colocar las semillas de tu preferencia. El sustrato es el medio que dará soporte a las plantas y permitirá el des</text:span><text:span text:style-name="T127">arrollo de las raíces.</text:span></text:p>
      <text:p text:style-name="P128"><text:span text:style-name="T129"><text:s/>El tercer y último paso es colocar las semillas en los orificios realizados previamente y cubrirlas con el sustrato sin presionar demasiado para facilitar el crecimiento del embrión. Es necesario mantener el cultivo humedecido sólo<text:s/></text:span><text:span text:style-name="T130">con agua hasta que las semillas germinen, posteriormente se deben realizar riegos cada tres o cuatro días con la solución nutritiva diluida en agua.</text:span></text:p>
      <text:p text:style-name="P131"><text:span text:style-name="T132">La hidroponía permite cultivar distintas especies, las más sencillas de cultivar en casa son la lechuga, ci</text:span><text:span text:style-name="T133">lantro, perejil, rábano, chile y jitomate. Es importante observar el desarrollo de las plantas para descartar cualquier problema.</text:span></text:p>
      <text:p text:style-name="P134"><text:span text:style-name="T135">2.</text:span><text:span text:style-name="T136">- ¿</text:span><text:span text:style-name="T137">Es posible construir un<text:s/></text:span><text:span text:style-name="T138">clúster</text:span><text:span text:style-name="T139"><text:s/>con consolas de videojuegos?</text:span></text:p>
      <text:p text:style-name="P140"><text:span text:style-name="T141">Si, hay diferentes tipos de<text:s/></text:span><text:span text:style-name="T142">clúster</text:span><text:span text:style-name="T143">, un</text:span><text:span text:style-name="T144">o</text:span><text:span text:style-name="T145"><text:s/>de ellos es el de P</text:span><text:span text:style-name="T146">S2.</text:span></text:p>
      <text:p text:style-name="P147"><text:span text:style-name="T148">En el año 2004, en la Universidad de Illinois (en Urbana-Champaign, Estados Unidos), se exploró el uso de consolas PlayStation 2 (PS2) en cómputo científico y visualización de alta resolución. Se construyó un clúster conformado por 70 PS2; utilizando S</text:span><text:span text:style-name="T149">ony Linux Kit (basado en Linux Kondora y Linux Red Hat) y MPI.</text:span></text:p>
      <text:p text:style-name="P150"><text:span text:style-name="T151">El objetivo docente de este proyecto apunta a la utilidad de una videoconsola de uso<text:s/></text:span><text:span text:style-name="T152">específico</text:span><text:span text:style-name="T153"><text:s/>como<text:s/></text:span><text:span text:style-name="T154">máquina</text:span><text:span text:style-name="T155"><text:s/></text:span><text:span text:style-name="T156">básica</text:span><text:span text:style-name="T157"><text:s/>en la<text:s/></text:span><text:span text:style-name="T158">construcción</text:span><text:span text:style-name="T159"><text:s/>de un supercomputador. Se pretende que sea capaz de e</text:span><text:span text:style-name="T160">levar rendimientos y disminuir tiempos de<text:s/></text:span><text:span text:style-name="T161">ejecución</text:span><text:span text:style-name="T162"><text:s/>de trabajos que puedan correr en esta<text:s/></text:span><text:span text:style-name="T163">máquina</text:span><text:span text:style-name="T164">.</text:span></text:p>
      <text:p text:style-name="P165">Tradicionalmente los mainframes y las supercomputadoras han estado construidas solamente por unos fabricantes muy concretos y para un colectivo elitista que necesitaba gran potentes.</text:p>
      <text:p text:style-name="P166"/>
      <text:soft-page-break/>
      <text:p text:style-name="P167">Cluster PS2</text:p>
      <text:p text:style-name="P168">En el año 2004, en la Universidad de Illinois (en Urbana-Champaign, Estados Unidos), se exploró el uso de consolas PlayStation 2 (PS2) en cómputo científico y visualización de alta resolución. Se construyó un clúster conformado por 70 PS2; utilizando Sony Linux Kit (basado en Linux Kondora y Linux Red Hat) y MPI.</text:p>
      <text:p text:style-name="P169">3.- ¿Que necesito para alimentar un calentador de una pecera de 600lt con energía solar?</text:p>
      <text:p text:style-name="P170"><text:span text:style-name="T171">Por norma general se usa la regla de 1 Watio/Litro para no complicar la cosa y es completamente valido, muchos usan esta regla sin<text:s/></text:span><text:span text:style-name="T172">perjuicio para sus peces y plantas, pero si queremos ahorrar y ajustar los consumos de nuestro acuario podemos ayudarnos de la siguiente tabla que relaciona la diferencia térmica en ºC, con el volumen del acuario en Litros, y la potencia del calentador req</text:span><text:span text:style-name="T173">uerido en W (Vatios).</text:span></text:p>
      <text:p text:style-name="P174"><text:span text:style-name="T175">4.- ¿</text:span><text:span text:style-name="T176">Quienes participaron en la mejor partida de ajedrez?</text:span></text:p>
      <text:p text:style-name="P177"/>
      <text:p text:style-name="P178"><text:span text:style-name="T179">Wilhelm Steinitz se autoproclamó campeón del mundo.</text:span></text:p>
      <text:p text:style-name="P180"/>
      <text:p text:style-name="P181"><text:span text:style-name="T182">Tras sucesivos grandes campeones entre los que destacan<text:s/></text:span><text:span text:style-name="T183">Emanuel Lasker, José Raúl Capablanca, Alexander Alekhine, Mijaíl Botvínnik o Bobby Fischer, llegó una época de dominio de los ajedrecistas de la Unión Soviética, con Anatoli Kárpov en los años 70 y Gari Kaspárov en los 80 y 90, que mantendrían interesantes</text:span><text:span text:style-name="T184"><text:s/>duelos por el título de campeón mundial.</text:span></text:p>
      <text:p text:style-name="P185"/>
      <text:p text:style-name="P186"><text:span text:style-name="T187">En 1993 se produce un cisma en el mundo del ajedrez, cuando Kaspárov se enfrentó a la Federación Internacional de Ajedrez (FIDE), formando su propia asociación de jugadores y organizando un campeonato del mundo pa</text:span><text:span text:style-name="T188">ralelo. Esta situación se prolongó hasta que en 2006 se produjo un enfrentamiento entre Vladímir Krámnik y Veselin Topalov que persiguió reunificar el título mundial.</text:span></text:p>
      <text:p text:style-name="P189"/>
      <text:p text:style-name="P190"><text:span text:style-name="T191">5.- ¿</text:span><text:span text:style-name="T192">Cuáles</text:span><text:span text:style-name="T193"><text:s/>es el principio de operación de un circuito integrado?</text:span></text:p>
      <text:p text:style-name="P194"/>
      <text:p text:style-name="P195"><text:span text:style-name="T196">Un circuito integrad</text:span><text:span text:style-name="T197">o (CI), también conocido como chip o microchip, es una estructura de pequeñas dimensiones de material semiconductor, normalmente silicio, de algunos milímetros cuadrados de superficie (área), sobre la que se fabrican circuitos electrónicos generalmente med</text:span><text:span text:style-name="T198">iante fotolitografía y que está protegida dentro de un encapsulado de plástico o de cerámica.1​ El encapsulado posee conductores metálicos apropiados para hacer conexión entre el circuito integrado y un circuito impreso.</text:span></text:p>
      <text:p text:style-name="P199"/>
      <text:p text:style-name="P200"><text:span text:style-name="T201">Los CI se hicieron posibles gracia</text:span><text:span text:style-name="T202">s a descubrimientos experimentales que mostraban que artefactos semiconductores podían realizar las funciones de los tubos de vacío, así como a los avances científicos de la fabricación de semiconductores a mediados del siglo XX. La integración de grandes<text:s/></text:span><text:span text:style-name="T203">cantidades de pequeños transistores dentro<text:s/></text:span><text:soft-page-break/><text:span text:style-name="T204">de un pequeño espacio fue un gran avance en la elaboración manual de circuitos utilizando componentes electrónicos discretos. La capacidad de producción masiva de los circuitos integrados, así como la fiabilidad y</text:span><text:span text:style-name="T205"><text:s/>acercamiento a la construcción de un diagrama a bloques en circuitos, aseguraba la rápida adopción de los circuitos integrados estandarizados en lugar de diseños utilizando transistores discretos.</text:span></text:p>
      <text:p text:style-name="P206"/>
      <text:p text:style-name="P207"><text:span text:style-name="T208">Los CI tienen dos principales ventajas sobre los circuito</text:span><text:span text:style-name="T209">s discretos: costo y rendimiento. El bajo costo es debido a los chips; ya que posee todos sus componentes impresos en una unidad de fotolitografía en lugar de ser construidos un transistor a la vez. Más aún, los CI empaquetados usan mucho menos material qu</text:span><text:span text:style-name="T210">e los circuitos discretos. El rendimiento es alto ya que los componentes de los CI cambian rápidamente y consumen poco poder (comparado sus contrapartes discretas) como resultado de su pequeño tamaño y proximidad de todos sus componentes. Desde 2012, el in</text:span><text:span text:style-name="T211">tervalo de área de chips típicos es desde unos pocos milímetros cuadrados a alrededor de 450<text:s/></text:span><text:span text:style-name="T212">mm2, con hasta 9 millones de transistores por mm2.</text:span></text:p>
      <text:p text:style-name="P213"/>
      <text:p text:style-name="P214"><text:span text:style-name="T215">Los circuitos integrados son usados en prácticamente todos los equipos electrónicos hoy en día, y han revoluci</text:span><text:span text:style-name="T216">onado el mundo de la electrónica. Computadoras, teléfonos móviles, y otros dispositivos electrónicos que son parte indispensables de las sociedades modernas, son posibles gracias a los bajos costos de los circuitos integrados.</text:span></text:p>
      <text:p text:style-name="P217"/>
      <text:p text:style-name="P218"/>
      <text:p text:style-name="P219"><text:span text:style-name="T220">6.- ¿Que es el catabolismo<text:s/></text:span><text:span text:style-name="T221">y como se contrarresta?</text:span></text:p>
      <text:p text:style-name="P222"/>
      <text:p text:style-name="P223"><text:span text:style-name="T224">El catabolismo se produce cuando el propio organismo, al no recibir alimento, acaba por nutrirse de sus propios tejidos consumiendo de esta manera el músculo y acabando poco a poco con nuestra masa muscular. ... Nuestros músculos s</text:span><text:span text:style-name="T225">on un relleno que hace que nuestro cuerpo funcione y podamos movernos con normalidad.</text:span></text:p>
      <text:p text:style-name="P226"/>
      <text:p text:style-name="P227"><text:span text:style-name="T228">Para evitar el catabolismo lo importante es dotar al organismo de las proteínas necesarias para que el músculo esté bien alimentado. Normalmente nuestro organismo necesi</text:span><text:span text:style-name="T229">ta<text:s/></text:span><text:span text:style-name="T230">en torno</text:span><text:span text:style-name="T231"><text:s/>a 2 gramos de proteínas por<text:s/></text:span><text:span text:style-name="T232">kilo de peso</text:span><text:span text:style-name="T233">. Aunque esta cantidad aumenta en el caso de la gente que quiere aumentar considerablemente su masa muscular, que deberán ingerir entorno a 4 gramos por kilo de peso.</text:span></text:p>
      <text:p text:style-name="P234"/>
      <text:p text:style-name="P235"/>
      <text:p text:style-name="P2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Arial Unicode MS" style:font-name-complex="Arial Unicode MS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Arial Unicode MS" style:font-name-complex="Arial Unicode MS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Arial Unicode MS" style:font-name-complex="Arial Unicode M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bullet text:level="1" text:bullet-char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mw-headline" style:display-name="mw-headline" style:family="text" style:parent-style-name="Fuentedepárrafopredeter."/>
    <style:style style:name="mw-editsection" style:display-name="mw-editsection" style:family="text" style:parent-style-name="Fuentedepárrafopredeter."/>
    <style:style style:name="mw-editsection-bracket" style:display-name="mw-editsection-bracket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Osvaldo Garcia Acosta</dc:creator>
    <meta:creation-date>2019-08-21T08:01:00Z</meta:creation-date>
    <dc:date>2019-08-21T08:01:00Z</dc:date>
    <meta:template xlink:href="Normal" xlink:type="simple"/>
    <meta:editing-cycles>2</meta:editing-cycles>
    <meta:editing-duration>PT60S</meta:editing-duration>
    <meta:document-statistic meta:page-count="4" meta:paragraph-count="15" meta:word-count="1165" meta:character-count="7562" meta:row-count="53" meta:non-whitespace-character-count="6412"/>
  </office:meta>
</office:document-meta>
</file>